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84cm" table:align="right"/>
    </style:style>
    <style:style style:name="Tableau2.A" style:family="table-column">
      <style:table-column-properties style:column-width="4.276cm"/>
    </style:style>
    <style:style style:name="Tableau2.B" style:family="table-column">
      <style:table-column-properties style:column-width="8.197cm"/>
    </style:style>
    <style:style style:name="Tableau2.C" style:family="table-column">
      <style:table-column-properties style:column-width="15.21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77cm" style:rel-column-width="5387*"/>
    </style:style>
    <style:style style:name="Tableau3.B" style:family="table-column">
      <style:table-column-properties style:column-width="1.64cm" style:rel-column-width="3882*"/>
    </style:style>
    <style:style style:name="Tableau3.C" style:family="table-column">
      <style:table-column-properties style:column-width="1.506cm" style:rel-column-width="3562*"/>
    </style:style>
    <style:style style:name="Tableau3.D" style:family="table-column">
      <style:table-column-properties style:column-width="2.118cm" style:rel-column-width="5012*"/>
    </style:style>
    <style:style style:name="Tableau3.E" style:family="table-column">
      <style:table-column-properties style:column-width="5.47cm" style:rel-column-width="12940*"/>
    </style:style>
    <style:style style:name="Tableau3.F" style:family="table-column">
      <style:table-column-properties style:column-width="6.311cm" style:rel-column-width="14933*"/>
    </style:style>
    <style:style style:name="Tableau3.G" style:family="table-column">
      <style:table-column-properties style:column-width="8.377cm" style:rel-column-width="19819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1.517cm"/>
    </style:style>
    <style:style style:name="Tableau4.B" style:family="table-column">
      <style:table-column-properties style:column-width="2.561cm"/>
    </style:style>
    <style:style style:name="Tableau4.C" style:family="table-column">
      <style:table-column-properties style:column-width="3.134cm"/>
    </style:style>
    <style:style style:name="Tableau4.D" style:family="table-column">
      <style:table-column-properties style:column-width="1.969cm"/>
    </style:style>
    <style:style style:name="Tableau4.E" style:family="table-column">
      <style:table-column-properties style:column-width="5.445cm"/>
    </style:style>
    <style:style style:name="Tableau4.F" style:family="table-column">
      <style:table-column-properties style:column-width="6.541cm"/>
    </style:style>
    <style:style style:name="Tableau4.G" style:family="table-column">
      <style:table-column-properties style:column-width="6.53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74cm" style:rel-column-width="5615*"/>
    </style:style>
    <style:style style:name="Table1.C" style:family="table-column">
      <style:table-column-properties style:column-width="5.459cm" style:rel-column-width="12916*"/>
    </style:style>
    <style:style style:name="Table1.D" style:family="table-column">
      <style:table-column-properties style:column-width="17.49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2.007cm"/>
    </style:style>
    <style:style style:name="Tableau5.B" style:family="table-column">
      <style:table-column-properties style:column-width="3.593cm"/>
    </style:style>
    <style:style style:name="Tableau5.C" style:family="table-column">
      <style:table-column-properties style:column-width="2.801cm"/>
    </style:style>
    <style:style style:name="Tableau5.D" style:family="table-column">
      <style:table-column-properties style:column-width="5.6cm"/>
    </style:style>
    <style:style style:name="Tableau5.E" style:family="table-column">
      <style:table-column-properties style:column-width="8.996cm"/>
    </style:style>
    <style:style style:name="Tableau5.F" style:family="table-column">
      <style:table-column-properties style:column-width="2.602cm"/>
    </style:style>
    <style:style style:name="Tableau5.G" style:family="table-column">
      <style:table-column-properties style:column-width="2.1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6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10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11" style:family="paragraph" style:parent-style-name="Standard">
      <style:text-properties style:font-name="Arial" fo:font-size="11pt" officeooo:paragraph-rsid="006da923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18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9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72815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70d8c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46" style:family="paragraph" style:parent-style-name="Standard">
      <style:text-properties style:font-name="Arial" fo:font-size="10pt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8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6ac913" officeooo:paragraph-rsid="006ac913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6ac913" officeooo:paragraph-rsid="006ac91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5fa7b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9pt" fo:language="zxx" fo:country="none" fo:font-weight="bold" officeooo:rsid="005f5deb" officeooo:paragraph-rsid="005fa7b0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5f5deb" officeooo:paragraph-rsid="005fa7b0" style:font-size-asian="9pt" style:language-asian="zxx" style:country-asian="none" style:font-size-complex="9pt" style:language-complex="zxx" style:country-complex="none"/>
    </style:style>
    <style:style style:name="P61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62" style:family="paragraph" style:parent-style-name="Footnote">
      <style:text-properties style:font-name="Arial" fo:font-size="9pt" style:font-size-asian="9pt" style:font-size-complex="9pt"/>
    </style:style>
    <style:style style:name="P63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64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65" style:family="paragraph" style:parent-style-name="Standard">
      <style:text-properties officeooo:paragraph-rsid="0026b67e"/>
    </style:style>
    <style:style style:name="P66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67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35fdfc"/>
    </style:style>
    <style:style style:name="T8" style:family="text">
      <style:text-properties officeooo:rsid="00100ad6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d6a5a" fo:background-color="transparent" loext:char-shading-value="0"/>
    </style:style>
    <style:style style:name="T11" style:family="text">
      <style:text-properties officeooo:rsid="0011c909" fo:background-color="transparent" loext:char-shading-value="0"/>
    </style:style>
    <style:style style:name="T12" style:family="text">
      <style:text-properties officeooo:rsid="001d2f95" fo:background-color="transparent" loext:char-shading-value="0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01baebc"/>
    </style:style>
    <style:style style:name="T15" style:family="text">
      <style:text-properties officeooo:rsid="0011c909"/>
    </style:style>
    <style:style style:name="T16" style:family="text">
      <style:text-properties officeooo:rsid="002ce3c2"/>
    </style:style>
    <style:style style:name="T17" style:family="text">
      <style:text-properties officeooo:rsid="00309d2b"/>
    </style:style>
    <style:style style:name="T18" style:family="text">
      <style:text-properties officeooo:rsid="0035af81"/>
    </style:style>
    <style:style style:name="T19" style:family="text">
      <style:text-properties officeooo:rsid="004d1bbf"/>
    </style:style>
    <style:style style:name="T20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officeooo:rsid="004b8b43"/>
    </style:style>
    <style:style style:name="T24" style:family="text">
      <style:text-properties officeooo:rsid="00b8393c"/>
    </style:style>
    <style:style style:name="T25" style:family="text">
      <style:text-properties style:text-line-through-style="solid" style:text-line-through-type="single"/>
    </style:style>
    <style:style style:name="T26" style:family="text">
      <style:text-properties officeooo:rsid="0046f529"/>
    </style:style>
    <style:style style:name="T27" style:family="text">
      <style:text-properties fo:font-weight="bold" fo:background-color="transparent" loext:char-shading-value="0" style:font-weight-asian="bold" style:font-weight-complex="bold"/>
    </style:style>
    <style:style style:name="T28" style:family="text">
      <style:text-properties fo:font-weight="bold" officeooo:rsid="0021b56a" fo:background-color="transparent" loext:char-shading-value="0" style:font-weight-asian="bold" style:font-weight-complex="bold"/>
    </style:style>
    <style:style style:name="T29" style:family="text">
      <style:text-properties officeooo:rsid="004c7625"/>
    </style:style>
    <style:style style:name="T30" style:family="text">
      <style:text-properties officeooo:rsid="0064d1a6"/>
    </style:style>
    <style:style style:name="T31" style:family="text">
      <style:text-properties officeooo:rsid="0062715b"/>
    </style:style>
    <style:style style:name="T32" style:family="text">
      <style:text-properties officeooo:rsid="00654fdb"/>
    </style:style>
    <style:style style:name="T33" style:family="text">
      <style:text-properties officeooo:rsid="00781aa5"/>
    </style:style>
    <style:style style:name="T34" style:family="text">
      <style:text-properties officeooo:rsid="007b6390"/>
    </style:style>
    <style:style style:name="T35" style:family="text">
      <style:text-properties officeooo:rsid="002e555f"/>
    </style:style>
    <style:style style:name="T36" style:family="text">
      <style:text-properties officeooo:rsid="00794ba6"/>
    </style:style>
    <style:style style:name="T3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4">Nom de la société</text:p>
          </table:table-cell>
          <table:table-cell table:style-name="Tableau2.A1" office:value-type="string">
            <text:p text:style-name="P15">{mycompany_name}</text:p>
          </table:table-cell>
          <table:table-cell table:style-name="Tableau2.C1" table:number-rows-spanned="3" office:value-type="string">
            <text:p text:style-name="P12">{photo}</text:p>
          </table:table-cell>
        </table:table-row>
        <table:table-row table:style-name="Tableau2.2">
          <table:table-cell table:style-name="Tableau2.A2" office:value-type="string">
            <text:p text:style-name="P32">Nom d<text:span text:style-name="T18">u groupement</text:span></text:p>
          </table:table-cell>
          <table:table-cell table:style-name="Tableau2.A2" office:value-type="string">
            <text:p text:style-name="P35"><text:span text:style-name="T26">{reference} - </text:span>{nom}</text:p>
          </table:table-cell>
          <table:covered-table-cell table:style-name="Tableau2.C1"/>
        </table:table-row>
        <table:table-row table:style-name="Tableau2.3">
          <table:table-cell table:style-name="Tableau2.A2" office:value-type="string">
            <text:p text:style-name="P33">Description</text:p>
          </table:table-cell>
          <table:table-cell table:style-name="Tableau2.A2" office:value-type="string">
            <text:p text:style-name="P35">{description}</text:p>
          </table:table-cell>
          <table:covered-table-cell table:style-name="Tableau2.C1"/>
        </table:table-row>
      </table:table>
      <text:p text:style-name="P8"/>
      <text:p text:style-name="P9">Liste des risques<text:note text:id="ftn1" text:note-class="footnote"><text:note-citation>1</text:note-citation><text:note-body><text:p text:style-name="P63">En fonction des réglages cette liste contient les risques de l'unité de travail, les risques hérités, les risques partagés.</text:p></text:note-body></text:note>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68"><text:span text:style-name="T31">S</text:span><text:note text:id="ftn2" text:note-class="footnote"><text:note-citation>2</text:note-citation><text:note-body><text:p text:style-name="P61">Numéro unique désignant <text:span text:style-name="T32">SX pour l’établissement, UTX pour les unités de travail, GPX pour les groupements, RKX pour les risques, RAX pour l’évaluation du risque noté dans la colonne Cot.</text:span></text:p></text:note-body></text:note> <text:span text:style-name="T31">- U</text:span>T <text:span text:style-name="T13">ou</text:span> GP</text:p>
          </table:table-cell>
          <table:table-cell table:style-name="Tableau3.A1" office:value-type="string">
            <text:p text:style-name="P39">Id <text:span text:style-name="T16">RA</text:span></text:p>
          </table:table-cell>
          <table:table-cell table:style-name="Tableau3.A1" office:value-type="string">
            <text:p text:style-name="P39">Cot</text:p>
          </table:table-cell>
          <table:table-cell table:style-name="Tableau3.A1" office:value-type="string">
            <text:p text:style-name="P44">Risques</text:p>
          </table:table-cell>
          <table:table-cell table:style-name="Tableau3.A1" office:value-type="string">
            <text:p text:style-name="P43">Description du risque</text:p>
          </table:table-cell>
          <table:table-cell table:style-name="Tableau3.A1" office:value-type="string">
            <text:p text:style-name="P39">Commentaire <text:span text:style-name="T23">de </text:span>l'<text:span text:style-name="T23">évaluation</text:span></text:p>
          </table:table-cell>
          <table:table-cell table:style-name="Tableau3.G1" office:value-type="string">
            <text:p text:style-name="P58">Plan d’action<text:span text:style-name="T24">s</text:span></text:p>
          </table:table-cell>
        </table:table-row>
        <table:table-row>
          <table:table-cell table:style-name="Tableau3.A2" office:value-type="string">
            <text:p text:style-name="P13">[!-- BEGIN row.risk4 --]{nomElement}</text:p>
          </table:table-cell>
          <table:table-cell table:style-name="Tableau3.B2" office:value-type="string">
            <text:p text:style-name="P13">{identifiantRisque}</text:p>
          </table:table-cell>
          <table:table-cell table:style-name="Tableau3.C2" office:value-type="string">
            <text:p text:style-name="P13">{quotationRisque}</text:p>
          </table:table-cell>
          <table:table-cell table:style-name="Tableau3.D2" office:value-type="string">
            <text:p text:style-name="P14">{nomDanger}</text:p>
            <text:p text:style-name="P47">{nomPicto}</text:p>
          </table:table-cell>
          <table:table-cell table:style-name="Tableau3.E2" office:value-type="string">
            <text:p text:style-name="P14">{descriptionRisque}</text:p>
          </table:table-cell>
          <table:table-cell table:style-name="Tableau3.F2" office:value-type="string">
            <text:p text:style-name="P14">{commentaireEvaluation}</text:p>
          </table:table-cell>
          <table:table-cell table:style-name="Tableau3.G2" office:value-type="string">
            <text:p text:style-name="P36"><text:span text:style-name="T30">Actions en </text:span>cours :</text:p>
            <text:p text:style-name="P36"/>
            <text:p text:style-name="P46">{actionPreventionUncompleted}</text:p>
            <text:p text:style-name="P46"/>
            <text:p text:style-name="P36"><text:span text:style-name="T30">Actions réalisées </text:span>:</text:p>
            <text:p text:style-name="P66"/>
            <text:p text:style-name="P46"><text:span text:style-name="T25">{actionPreventionCompleted}</text:span>[!-- END row.risk4 --]</text:p>
          </table:table-cell>
        </table:table-row>
        <table:table-row>
          <table:table-cell table:style-name="Tableau3.A3" office:value-type="string">
            <text:p text:style-name="P13">[!-- BEGIN row.risk3 --]{nomElement}</text:p>
          </table:table-cell>
          <table:table-cell table:style-name="Tableau3.B3" office:value-type="string">
            <text:p text:style-name="P13">{identifiantRisque}</text:p>
          </table:table-cell>
          <table:table-cell table:style-name="Tableau3.C3" office:value-type="string">
            <text:p text:style-name="P13">{quotationRisque}</text:p>
          </table:table-cell>
          <table:table-cell table:style-name="Tableau3.D3" office:value-type="string">
            <text:p text:style-name="P14">{nomDanger}</text:p>
            <text:p text:style-name="P47">{nomPicto}</text:p>
          </table:table-cell>
          <table:table-cell table:style-name="Tableau3.E3" office:value-type="string">
            <text:p text:style-name="P14">{descriptionRisque}</text:p>
          </table:table-cell>
          <table:table-cell table:style-name="Tableau3.F3" office:value-type="string">
            <text:p text:style-name="P14">{commentaireEvaluation}</text:p>
          </table:table-cell>
          <table:table-cell table:style-name="Tableau3.G3" office:value-type="string">
            <text:p text:style-name="P37"><text:span text:style-name="T30">Actions en </text:span>cours :</text:p>
            <text:p text:style-name="P37"/>
            <text:p text:style-name="P46">{actionPreventionUncompleted}</text:p>
            <text:p text:style-name="P46"/>
            <text:p text:style-name="P37"><text:span text:style-name="T30">Actions réalisées </text:span>:</text:p>
            <text:p text:style-name="P67"/>
            <text:p text:style-name="P48"><text:span text:style-name="T25">{actionPreventionCompleted}</text:span>[!-- END row.risk3 --]</text:p>
          </table:table-cell>
        </table:table-row>
        <table:table-row>
          <table:table-cell table:style-name="Tableau3.A4" office:value-type="string">
            <text:p text:style-name="P13">[!-- BEGIN row.risk2 --]{nomElement}</text:p>
          </table:table-cell>
          <table:table-cell table:style-name="Tableau3.B4" office:value-type="string">
            <text:p text:style-name="P13">{identifiantRisque}</text:p>
          </table:table-cell>
          <table:table-cell table:style-name="Tableau3.C4" office:value-type="string">
            <text:p text:style-name="P13">{quotationRisque}</text:p>
          </table:table-cell>
          <table:table-cell table:style-name="Tableau3.D4" office:value-type="string">
            <text:p text:style-name="P14">{nomDanger}</text:p>
            <text:p text:style-name="P47">{nomPicto}</text:p>
          </table:table-cell>
          <table:table-cell table:style-name="Tableau3.E4" office:value-type="string">
            <text:p text:style-name="P14">{descriptionRisque}</text:p>
          </table:table-cell>
          <table:table-cell table:style-name="Tableau3.F4" office:value-type="string">
            <text:p text:style-name="P14">{commentaireEvaluation}</text:p>
          </table:table-cell>
          <table:table-cell table:style-name="Tableau3.G4" office:value-type="string">
            <text:p text:style-name="P37"><text:span text:style-name="T30">Actions en </text:span>cours :</text:p>
            <text:p text:style-name="P37"/>
            <text:p text:style-name="P46">{actionPreventionUncompleted}</text:p>
            <text:p text:style-name="P46"/>
            <text:p text:style-name="P37"><text:soft-page-break/><text:span text:style-name="T30">Actions réalisées </text:span>:</text:p>
            <text:p text:style-name="P37"/>
            <text:p text:style-name="P48"><text:span text:style-name="T25">{actionPreventionCompleted}</text:span>[!-- END row.risk2 --]</text:p>
          </table:table-cell>
        </table:table-row>
        <table:table-row>
          <table:table-cell table:style-name="Tableau3.A5" office:value-type="string">
            <text:p text:style-name="P13">[!-- BEGIN row.risk1 --]{nomElement}</text:p>
          </table:table-cell>
          <table:table-cell table:style-name="Tableau3.B5" office:value-type="string">
            <text:p text:style-name="P13">{identifiantRisque}</text:p>
          </table:table-cell>
          <table:table-cell table:style-name="Tableau3.C5" office:value-type="string">
            <text:p text:style-name="P13">{quotationRisque}</text:p>
          </table:table-cell>
          <table:table-cell table:style-name="Tableau3.D5" office:value-type="string">
            <text:p text:style-name="P14">{nomDanger}</text:p>
            <text:p text:style-name="P47">{nomPicto}</text:p>
          </table:table-cell>
          <table:table-cell table:style-name="Tableau3.E5" office:value-type="string">
            <text:p text:style-name="P14">{descriptionRisque}</text:p>
          </table:table-cell>
          <table:table-cell table:style-name="Tableau3.F5" office:value-type="string">
            <text:p text:style-name="P14">{commentaireEvaluation}</text:p>
          </table:table-cell>
          <table:table-cell table:style-name="Tableau3.G5" office:value-type="string">
            <text:p text:style-name="P37"><text:span text:style-name="T30">Actions en </text:span>cours :</text:p>
            <text:p text:style-name="P37"/>
            <text:p text:style-name="P46">{actionPreventionUncompleted}</text:p>
            <text:p text:style-name="P46"/>
            <text:p text:style-name="P37"><text:span text:style-name="T30">Actions réalisées </text:span>:</text:p>
            <text:p text:style-name="P37"/>
            <text:p text:style-name="P48"><text:span text:style-name="T25">{actionPreventionCompleted}</text:span>[!-- END row.risk1 --]</text:p>
          </table:table-cell>
        </table:table-row>
      </table:table>
      <text:p text:style-name="P6"/>
      <text:p text:style-name="P4">Liste des personnes <text:span text:style-name="T17">ci dessous étaient </text:span>présentes lors de l'évaluation, <text:span text:style-name="T17">elles </text:span>ont été impliqués dans la démarche <text:span text:style-name="T8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40">S – UT ou GP</text:p>
          </table:table-cell>
          <table:table-cell table:style-name="Tableau4.A1" office:value-type="string">
            <text:p text:style-name="P40">Id. <text:span text:style-name="T33">Eva</text:span><text:note text:id="ftn3" text:note-class="footnote"><text:note-citation>3</text:note-citation><text:note-body><text:p text:style-name="P64">Id.Eva numero d'identification des évaluateurs, S1 – UT ou GP <text:span text:style-name="T34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41">Date <text:span text:style-name="T17">d'entretien</text:span></text:p>
          </table:table-cell>
          <table:table-cell table:style-name="Tableau4.A1" office:value-type="string">
            <text:p text:style-name="P42">Durée entretien</text:p>
          </table:table-cell>
          <table:table-cell table:style-name="Tableau4.A1" office:value-type="string">
            <text:p text:style-name="P38">Nom</text:p>
          </table:table-cell>
          <table:table-cell table:style-name="Tableau4.A1" office:value-type="string">
            <text:p text:style-name="P38">Prénom</text:p>
          </table:table-cell>
          <table:table-cell table:style-name="Tableau4.G1" office:value-type="string">
            <text:p text:style-name="P45">Poste/Fonction</text:p>
          </table:table-cell>
        </table:table-row>
        <table:table-row>
          <table:table-cell table:style-name="Tableau4.A2" office:value-type="string">
            <text:p text:style-name="P12">[!-- BEGIN row.utilisateursPresents --]{nomElement}</text:p>
          </table:table-cell>
          <table:table-cell table:style-name="Tableau4.B2" office:value-type="string">
            <text:p text:style-name="P12">{idUtilisateur}</text:p>
          </table:table-cell>
          <table:table-cell table:style-name="Tableau4.C2" office:value-type="string">
            <text:p text:style-name="P16">{dateAffectationUtilisateur}</text:p>
          </table:table-cell>
          <table:table-cell table:style-name="Tableau4.D2" office:value-type="string">
            <text:p text:style-name="P17">{dureeEntretien}</text:p>
          </table:table-cell>
          <table:table-cell table:style-name="Tableau4.E2" office:value-type="string">
            <text:p text:style-name="P12">{nomUtilisateur}</text:p>
          </table:table-cell>
          <table:table-cell table:style-name="Tableau4.F2" office:value-type="string">
            <text:p text:style-name="P12">{prenomUtilisateur}</text:p>
          </table:table-cell>
          <table:table-cell table:style-name="Tableau4.G2" office:value-type="string">
            <text:p text:style-name="P12">{travailUtilisateur}[!-- END row.utilisateursPresents --]</text:p>
          </table:table-cell>
        </table:table-row>
      </table:table>
      <text:p text:style-name="P3"/>
      <text:p text:style-name="P11">Liste des <text:span text:style-name="T14">signalisations</text:span><text:span text:style-name="T14"><text:note text:id="ftn4" text:note-class="footnote"><text:note-citation>4</text:note-citation><text:note-body><text:p text:style-name="P62">En fonction des réglages cette liste contient les <text:span text:style-name="T36">signalisations</text:span> de l'unité de travail, les <text:span text:style-name="T36">signalisations</text:span> hérité<text:span text:style-name="T36">e</text:span>s, les <text:span text:style-name="T36">signalisations </text:span>partagé<text:span text:style-name="T36">e</text:span>s.</text:p></text:note-body></text:note></text:span><text:span text:style-name="T14"> </text:span>pour <text:span text:style-name="T15">ce groupement :</text:span>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7">S – UT ou GP</text:p>
          </table:table-cell>
          <table:table-cell table:style-name="Table1.A1" office:value-type="string">
            <text:p text:style-name="P25">Id. Sig</text:p>
          </table:table-cell>
          <table:table-cell table:style-name="Table1.A1" office:value-type="string">
            <text:p text:style-name="P26">Pict. Sig</text:p>
          </table:table-cell>
          <table:table-cell table:style-name="Table1.D1" office:value-type="string">
            <text:p text:style-name="P21"><text:span text:style-name="T27">Description </text:span><text:span text:style-name="T28">S</text:span><text:span text:style-name="T27">ignalisation</text:span><text:span text:style-name="T9"> </text:span><text:a xlink:type="simple" xlink:href="http://www.inrs.fr/media.html?refINRS=outil10" office:target-frame-name="_blank" xlink:show="new" text:style-name="Internet_20_link" text:visited-style-name="Visited_20_Internet_20_Link"><text:span text:style-name="T10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1">urce inrs</text:span></text:a><text:span text:style-name="T12">)</text:span></text:p>
          </table:table-cell>
        </table:table-row>
        <table:table-row>
          <table:table-cell table:style-name="Table1.A2" office:value-type="string">
            <text:p text:style-name="P23">[!-- BEGIN row.affectedRecommandation --]{nomElement}</text:p>
          </table:table-cell>
          <table:table-cell table:style-name="Table1.B2" office:value-type="string">
            <text:p text:style-name="P23">{identifiantRecommandation}</text:p>
          </table:table-cell>
          <table:table-cell table:style-name="Table1.C2" office:value-type="string">
            <text:p text:style-name="P24">{recommandation_photo}</text:p>
            <text:p text:style-name="P51">{recommandationName}</text:p>
          </table:table-cell>
          <table:table-cell table:style-name="Table1.D2" office:value-type="string">
            <text:p text:style-name="P23"><text:s/>{recommandationComment} [!-- END row.affectedRecommandation --]</text:p>
          </table:table-cell>
        </table:table-row>
      </table:table>
      <text:p text:style-name="P65"><text:soft-page-break/></text:p>
      <text:p text:style-name="P6">Liste des <text:span text:style-name="T3">accid</text:span><text:span text:style-name="T4">e</text:span><text:span text:style-name="T3">nt</text:span><text:span text:style-name="T5">s</text:span>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3">Id. <text:span text:style-name="T19">AT/MP</text:span></text:p>
          </table:table-cell>
          <table:table-cell table:style-name="Tableau1.A1" office:value-type="string">
            <text:p text:style-name="P54">Nbre jours AT</text:p>
          </table:table-cell>
          <table:table-cell table:style-name="Tableau1.C1" office:value-type="string">
            <text:p text:style-name="P20"><text:span text:style-name="T20">Description </text:span><text:span text:style-name="T21">du presque accident ou accident</text:span></text:p>
          </table:table-cell>
        </table:table-row>
        <table:table-row>
          <table:table-cell table:style-name="Tableau1.A2" office:value-type="string">
            <text:p text:style-name="P49">[!-- BEGIN row.affectedAccident --]{identifiantAccident} - {AccidentName}</text:p>
          </table:table-cell>
          <table:table-cell table:style-name="Tableau1.B2" office:value-type="string">
            <text:p text:style-name="P49">{AccidentWorkStopDays}</text:p>
          </table:table-cell>
          <table:table-cell table:style-name="Tableau1.C2" office:value-type="string">
            <text:p text:style-name="P22">{AccidentComment} [!-- END row.affectedAccident --]</text:p>
          </table:table-cell>
        </table:table-row>
      </table:table>
      <text:p text:style-name="P6"/>
      <text:p text:style-name="P6"/>
      <text:p text:style-name="P10">Liste des <text:span text:style-name="T6">tickets</text:span></text:p>
      <text:p text:style-name="P1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28"><text:span text:style-name="T35">N°</text:span> du ticket</text:p>
          </table:table-cell>
          <table:table-cell table:style-name="Tableau5.A1" office:value-type="string">
            <text:p text:style-name="P29">Tags/catégories</text:p>
          </table:table-cell>
          <table:table-cell table:style-name="Tableau5.A1" office:value-type="string">
            <text:p text:style-name="P29">Date création</text:p>
          </table:table-cell>
          <table:table-cell table:style-name="Tableau5.A1" office:value-type="string">
            <text:p text:style-name="P55">Sujet</text:p>
          </table:table-cell>
          <table:table-cell table:style-name="Tableau5.A1" office:value-type="string">
            <text:p text:style-name="P56">Message initial</text:p>
          </table:table-cell>
          <table:table-cell table:style-name="Tableau5.A1" office:value-type="string">
            <text:p text:style-name="P30">Progression</text:p>
          </table:table-cell>
          <table:table-cell table:style-name="Tableau5.G1" office:value-type="string">
            <text:p text:style-name="P31">État</text:p>
          </table:table-cell>
        </table:table-row>
        <table:table-row table:style-name="Tableau5.2">
          <table:table-cell table:style-name="Tableau5.A2" office:value-type="string">
            <text:p text:style-name="P60">[!-- BEGIN row.tickets --]{refticket}</text:p>
          </table:table-cell>
          <table:table-cell table:style-name="Tableau5.B2" office:value-type="string">
            <text:p text:style-name="P60">{categories}</text:p>
          </table:table-cell>
          <table:table-cell table:style-name="Tableau5.C2" office:value-type="string">
            <text:p text:style-name="P50">{creation_date}</text:p>
          </table:table-cell>
          <table:table-cell table:style-name="Tableau5.D2" office:value-type="string">
            <text:p text:style-name="P50">{subject}</text:p>
          </table:table-cell>
          <table:table-cell table:style-name="Tableau5.E2" office:value-type="string">
            <text:p text:style-name="P52">{message}</text:p>
          </table:table-cell>
          <table:table-cell table:style-name="Tableau5.F2" office:value-type="string">
            <text:p text:style-name="P57">{progress}</text:p>
          </table:table-cell>
          <table:table-cell table:style-name="Tableau5.G2" office:value-type="string">
            <text:p text:style-name="P59"><text:span text:style-name="T22">{status}</text:span> <text:span text:style-name="T37">[!-- END row.tickets --]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groupmentdocument.odt</text:file-name><text:s/><text:tab/><text:span text:style-name="MT4">Version – 1.7.1 - 20230518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6H15M39S</meta:editing-duration>
    <meta:editing-cycles>153</meta:editing-cycles>
    <meta:generator>LibreOffice/7.4.0.3$Windows_X86_64 LibreOffice_project/f85e47c08ddd19c015c0114a68350214f7066f5a</meta:generator>
    <dc:date>2023-10-26T09:47:55.356000000</dc:date>
    <meta:document-statistic meta:table-count="6" meta:image-count="1" meta:object-count="0" meta:page-count="3" meta:paragraph-count="112" meta:word-count="378" meta:character-count="3152" meta:non-whitespace-character-count="2894"/>
    <meta:user-defined meta:name="Info 1"/>
    <meta:user-defined meta:name="Info 2"/>
    <meta:user-defined meta:name="Info 3"/>
    <meta:user-defined meta:name="Info 4"/>
  </office:meta>
</office:document-meta>
</file>